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cm" style:rel-width="100%" table:align="left" style:writing-mode="lr-tb"/>
    </style:style>
    <style:style style:name="Table1.A" style:family="table-column">
      <style:table-column-properties style:column-width="1.332cm" style:rel-column-width="5816*"/>
    </style:style>
    <style:style style:name="Table1.B" style:family="table-column">
      <style:table-column-properties style:column-width="13.668cm" style:rel-column-width="59718*"/>
    </style:style>
    <style:style style:name="Table1.A1" style:family="table-cell">
      <style:table-cell-properties style:vertical-align="middle" fo:padding="0.049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2" style:font-size-complex="12pt"/>
    </style:style>
    <style:style style:name="P5" style:family="paragraph" style:parent-style-name="Standard">
      <style:paragraph-properties fo:text-align="center" style:justify-single-word="false"/>
      <style:text-properties style:font-name="Arial" fo:font-size="12pt" officeooo:rsid="000bd477" officeooo:paragraph-rsid="000bd477" style:font-size-asian="12pt" style:font-name-complex="Arial2" style:font-size-complex="12pt"/>
    </style:style>
    <style:style style:name="P6" style:family="paragraph" style:parent-style-name="Standard">
      <style:paragraph-properties fo:line-height="150%" fo:text-align="center" style:justify-single-word="false"/>
      <style:text-properties style:font-name="Arial" officeooo:rsid="000bd477" officeooo:paragraph-rsid="000bd477" style:font-name-complex="Arial2"/>
    </style:style>
    <style:style style:name="P7" style:family="paragraph" style:parent-style-name="Standard">
      <style:paragraph-properties fo:text-align="center" style:justify-single-word="false"/>
      <style:text-properties fo:color="#000000" style:font-name="Arial" fo:font-size="12pt" style:font-size-asian="12pt" style:font-name-complex="Arial2" style:font-size-complex="12pt"/>
    </style:style>
    <style:style style:name="P8" style:family="paragraph" style:parent-style-name="Standard">
      <style:paragraph-properties fo:text-align="center" style:justify-single-word="false"/>
      <style:text-properties officeooo:rsid="000bd477" officeooo:paragraph-rsid="000bd477"/>
    </style:style>
    <style:style style:name="P9" style:family="paragraph" style:parent-style-name="Standard">
      <style:paragraph-properties fo:line-height="150%" fo:text-align="justify" style:justify-single-word="false"/>
      <style:text-properties style:font-name="Arial1" fo:font-size="12pt" officeooo:rsid="000c7efb" officeooo:paragraph-rsid="000c7efb" style:font-size-asian="12pt" style:font-size-complex="12pt"/>
    </style:style>
    <style:style style:name="P10" style:family="paragraph" style:parent-style-name="Standard">
      <style:paragraph-properties fo:line-height="150%" fo:text-align="justify" style:justify-single-word="false"/>
      <style:text-properties style:font-name="Arial1" fo:font-size="12pt" style:font-size-asian="12pt" style:font-size-complex="12pt"/>
    </style:style>
    <style:style style:name="P11" style:family="paragraph" style:parent-style-name="Standard">
      <style:text-properties style:font-name="Arial1" fo:font-size="12pt" officeooo:rsid="0011b0f2" officeooo:paragraph-rsid="0011b0f2" style:font-size-asian="12pt" style:font-size-complex="12pt"/>
    </style:style>
    <style:style style:name="P12" style:family="paragraph" style:parent-style-name="Standard">
      <style:text-properties style:font-name="Arial1" fo:font-size="12pt" officeooo:rsid="0016c378" officeooo:paragraph-rsid="0016c378" style:font-size-asian="12pt" style:font-size-complex="12pt"/>
    </style:style>
    <style:style style:name="P13" style:family="paragraph" style:parent-style-name="Standard">
      <style:text-properties style:font-name="Arial1" fo:font-size="12pt" officeooo:paragraph-rsid="0014b7fa" style:font-size-asian="12pt" style:font-size-complex="12pt"/>
    </style:style>
    <style:style style:name="P14" style:family="paragraph" style:parent-style-name="Standard">
      <style:text-properties officeooo:rsid="0011b0f2" officeooo:paragraph-rsid="0011b0f2"/>
    </style:style>
    <style:style style:name="P15" style:family="paragraph" style:parent-style-name="Standard">
      <style:paragraph-properties fo:margin-top="0cm" fo:margin-bottom="0cm" loext:contextual-spacing="false" fo:line-height="150%" fo:text-align="justify" style:justify-single-word="false"/>
      <style:text-properties style:font-name="Arial1" fo:font-size="12pt" style:font-size-asian="12pt" style:font-name-complex="Arial2" style:font-size-complex="12pt"/>
    </style:style>
    <style:style style:name="P16"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0156a" style:font-size-asian="12pt" style:font-name-complex="Arial2" style:font-size-complex="12pt"/>
    </style:style>
    <style:style style:name="P17" style:family="paragraph" style:parent-style-name="Standard">
      <style:paragraph-properties fo:margin-top="0cm" fo:margin-bottom="0cm" loext:contextual-spacing="false" fo:line-height="150%" fo:text-align="justify" style:justify-single-word="false"/>
      <style:text-properties style:font-name="Arial1" fo:font-size="12pt" officeooo:rsid="000e1c20" officeooo:paragraph-rsid="0010156a" style:font-size-asian="12pt" style:font-name-complex="Arial2" style:font-size-complex="12pt"/>
    </style:style>
    <style:style style:name="P18" style:family="paragraph" style:parent-style-name="Standard">
      <style:paragraph-properties fo:margin-top="0cm" fo:margin-bottom="0cm" loext:contextual-spacing="false" fo:line-height="100%"/>
      <style:text-properties style:font-name="Arial1" fo:font-size="12pt" officeooo:rsid="001331b5" officeooo:paragraph-rsid="001331b5" style:font-size-asian="12pt" style:font-size-complex="12pt"/>
    </style:style>
    <style:style style:name="P19" style:family="paragraph" style:parent-style-name="Standard">
      <style:paragraph-properties fo:margin-top="0cm" fo:margin-bottom="0cm" loext:contextual-spacing="false" fo:line-height="100%"/>
      <style:text-properties style:font-name="Arial1" fo:font-size="12pt" officeooo:rsid="0014b7fa" officeooo:paragraph-rsid="0014b7fa" style:font-size-asian="12pt" style:font-size-complex="12pt"/>
    </style:style>
    <style:style style:name="P20" style:family="paragraph" style:parent-style-name="Standard">
      <style:paragraph-properties fo:margin-top="0cm" fo:margin-bottom="0cm" loext:contextual-spacing="false" fo:line-height="100%"/>
      <style:text-properties style:font-name="Arial1" fo:font-size="12pt" officeooo:rsid="0018021b" officeooo:paragraph-rsid="0018021b" style:font-size-asian="12pt" style:font-size-complex="12pt"/>
    </style:style>
    <style:style style:name="P21" style:family="paragraph" style:parent-style-name="Standard">
      <style:paragraph-properties fo:margin-top="0cm" fo:margin-bottom="0cm" loext:contextual-spacing="false" fo:line-height="100%"/>
      <style:text-properties style:font-name="Arial1" fo:font-size="12pt" officeooo:rsid="001821ff" officeooo:paragraph-rsid="001821ff" style:font-size-asian="12pt" style:font-size-complex="12pt"/>
    </style:style>
    <style:style style:name="P22" style:family="paragraph" style:parent-style-name="Standard">
      <style:paragraph-properties fo:margin-top="0cm" fo:margin-bottom="0cm" loext:contextual-spacing="false" fo:line-height="100%"/>
      <style:text-properties officeooo:rsid="001331b5" officeooo:paragraph-rsid="001331b5"/>
    </style:style>
    <style:style style:name="P23" style:family="paragraph" style:parent-style-name="Standard">
      <style:paragraph-properties fo:margin-top="0cm" fo:margin-bottom="0cm" loext:contextual-spacing="false" fo:line-height="100%"/>
      <style:text-properties officeooo:rsid="0014b7fa" officeooo:paragraph-rsid="0014b7fa"/>
    </style:style>
    <style:style style:name="P24" style:family="paragraph" style:parent-style-name="Standard">
      <style:paragraph-properties fo:margin-top="0cm" fo:margin-bottom="0cm" loext:contextual-spacing="false"/>
      <style:text-properties style:font-name="serif" fo:font-size="15pt"/>
    </style:style>
    <style:style style:name="P25" style:family="paragraph" style:parent-style-name="Standard">
      <style:paragraph-properties fo:margin-top="0cm" fo:margin-bottom="0cm" loext:contextual-spacing="false" fo:line-height="100%"/>
      <style:text-properties style:font-name="serif" fo:font-size="15pt" officeooo:rsid="001821ff" officeooo:paragraph-rsid="001821ff" style:font-size-asian="12pt" style:font-size-complex="12pt"/>
    </style:style>
    <style:style style:name="P26" style:family="paragraph" style:parent-style-name="Standard">
      <style:paragraph-properties fo:margin-top="0cm" fo:margin-bottom="0cm" loext:contextual-spacing="false"/>
      <style:text-properties style:font-name="serif" fo:font-size="15pt" officeooo:rsid="001a8960" officeooo:paragraph-rsid="001a8960"/>
    </style:style>
    <style:style style:name="P27" style:family="paragraph" style:parent-style-name="Standard">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28" style:family="paragraph" style:parent-style-name="Standard">
      <style:paragraph-properties fo:margin-left="0.101cm" fo:margin-right="0cm" fo:line-height="150%" fo:text-align="justify" style:justify-single-word="false" fo:orphans="2" fo:widows="2" fo:text-indent="0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29"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30"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1203b2" officeooo:paragraph-rsid="000c7efb" style:font-size-asian="12pt" style:font-weight-asian="normal" style:font-name-complex="Arial2" style:font-size-complex="12pt" style:font-weight-complex="normal"/>
    </style:style>
    <style:style style:name="P31" style:family="paragraph" style:parent-style-name="Standard" style:master-page-name="">
      <style:paragraph-properties fo:margin-left="0.101cm" fo:margin-right="0cm" fo:line-height="150%" fo:text-align="justify" style:justify-single-word="false" fo:orphans="2" fo:widows="2" fo:text-indent="1.401cm" style:auto-text-indent="false" style:page-number="auto" style:writing-mode="lr-tb"/>
      <style:text-properties style:font-name="Arial1" fo:font-size="12pt" style:font-size-asian="12pt" style:font-size-complex="12pt"/>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70e84" style:font-size-asian="12pt" style:font-name-complex="Arial2" style:font-size-complex="12pt"/>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021b" style:font-size-asian="12pt" style:font-name-complex="Arial2" style:font-size-complex="12pt"/>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21ff" style:font-size-asian="12pt" style:font-name-complex="Arial2" style:font-size-complex="12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0a86" style:font-size-asian="12pt" style:font-name-complex="Arial2" style:font-size-complex="12pt"/>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8960" style:font-size-asian="12pt" style:font-name-complex="Arial2" style:font-size-complex="12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a8960" style:font-size-asian="12pt" style:font-name-complex="Arial2" style:font-size-complex="12pt"/>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b205f" style:font-size-asian="12pt" style:font-name-complex="Arial2" style:font-size-complex="12pt"/>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1b205f" style:font-size-asian="12pt" style:font-name-complex="Arial2" style:font-size-complex="12pt"/>
    </style:style>
    <style:style style:name="P40" style:family="paragraph" style:parent-style-name="Table_20_Contents">
      <style:paragraph-properties fo:text-align="start" style:justify-single-word="false"/>
    </style:style>
    <style:style style:name="P41" style:family="paragraph" style:parent-style-name="Standard" style:master-page-name="Standard">
      <style:paragraph-properties fo:text-align="center" style:justify-single-word="false" style:page-number="auto"/>
      <style:text-properties style:font-name="Arial" fo:font-size="12pt" style:font-size-asian="12pt" style:font-name-complex="Arial2" style:font-size-complex="12pt"/>
    </style:style>
    <style:style style:name="P42" style:family="paragraph" style:parent-style-name="Standard" style:list-style-name="L1">
      <style:paragraph-properties fo:line-height="150%" fo:text-align="justify" style:justify-single-word="false"/>
      <style:text-properties fo:color="#000000" style:font-name="Arial1" fo:font-size="12pt" style:font-size-asian="12pt" style:font-name-complex="Arial2" style:font-size-complex="12pt"/>
    </style:style>
    <style:style style:name="P43" style:family="paragraph" style:parent-style-name="Standard" style:list-style-name="WWNum2" style:master-page-name="">
      <style:paragraph-properties fo:margin-left="0cm" fo:margin-right="0cm" fo:line-height="150%" fo:text-align="justify" style:justify-single-word="false" fo:orphans="2" fo:widows="2" fo:text-indent="1.3cm" style:auto-text-indent="false" style:page-number="auto" style:writing-mode="lr-tb">
        <style:tab-stops>
          <style:tab-stop style:position="-0.212cm"/>
        </style:tab-stops>
      </style:paragraph-properties>
      <style:text-properties style:font-name="Arial1" fo:font-size="12pt" officeooo:paragraph-rsid="000c7efb" style:font-size-asian="12pt" style:font-size-complex="12pt"/>
    </style:style>
    <style:style style:name="P44" style:family="paragraph" style:parent-style-name="Standard" style:list-style-name="WWNum2">
      <style:paragraph-properties fo:margin-left="0cm" fo:margin-right="0cm" fo:line-height="150%" fo:text-align="justify" style:justify-single-word="false" fo:orphans="2" fo:widows="2" fo:text-indent="1.3cm" style:auto-text-indent="false" style:writing-mode="lr-tb">
        <style:tab-stops>
          <style:tab-stop style:position="-0.212cm"/>
        </style:tab-stops>
      </style:paragraph-properties>
      <style:text-properties fo:color="#000000" style:font-name="Arial1" fo:font-size="12pt" officeooo:rsid="000bd477" officeooo:paragraph-rsid="000c7efb" style:font-size-asian="12pt" style:font-name-complex="Arial2" style:font-size-complex="12pt"/>
    </style:style>
    <style:style style:name="P45" style:family="paragraph" style:parent-style-name="Standard" style:list-style-name="L1">
      <style:paragraph-properties fo:margin-top="0cm" fo:margin-bottom="0cm" loext:contextual-spacing="false" fo:line-height="150%" fo:text-align="justify" style:justify-single-word="false"/>
      <style:text-properties style:font-name="Arial1" fo:font-size="12pt" officeooo:rsid="0010156a" officeooo:paragraph-rsid="0010156a" style:font-size-asian="12pt" style:font-name-complex="Arial2" style:font-size-complex="12pt"/>
    </style:style>
    <style:style style:name="P46" style:family="paragraph" style:parent-style-name="Standard">
      <style:paragraph-properties fo:margin-top="0cm" fo:margin-bottom="0cm" loext:contextual-spacing="false"/>
      <style:text-properties style:font-name="Arial1" fo:font-size="12pt" officeooo:rsid="001821ff" style:font-size-asian="12pt" style:font-size-complex="12pt"/>
    </style:style>
    <style:style style:name="P47" style:family="paragraph" style:parent-style-name="Standard">
      <style:paragraph-properties fo:margin-top="0cm" fo:margin-bottom="0cm" loext:contextual-spacing="false"/>
      <style:text-properties style:font-name="Arial1" fo:font-size="12pt" officeooo:rsid="00230da8" officeooo:paragraph-rsid="00230da8" style:font-size-asian="12pt" style:font-size-complex="12pt"/>
    </style:style>
    <style:style style:name="P48" style:family="paragraph" style:parent-style-name="Standard">
      <style:paragraph-properties fo:margin-top="0cm" fo:margin-bottom="0cm" loext:contextual-spacing="false"/>
      <style:text-properties style:font-name="serif" fo:font-size="13.5pt"/>
    </style:style>
    <style:style style:name="P49" style:family="paragraph" style:parent-style-name="Standard">
      <style:paragraph-properties fo:margin-top="0cm" fo:margin-bottom="0cm" loext:contextual-spacing="false" fo:break-before="page"/>
      <style:text-properties style:font-name="Arial1" fo:font-size="12pt" officeooo:rsid="0022dfae" officeooo:paragraph-rsid="0022dfae" style:font-size-asian="12pt" style:font-size-complex="12pt"/>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f9ef2" style:font-size-asian="12pt" style:font-name-complex="Arial2" style:font-size-complex="12pt"/>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213f15" style:font-size-asian="12pt" style:font-name-complex="Arial2"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213f15" style:font-size-asian="12pt" style:font-name-complex="Arial2" style:font-size-complex="12pt"/>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2dfae" style:font-size-asian="12pt" style:font-name-complex="Arial2" style:font-size-complex="12pt"/>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0da8" style:font-size-asian="12pt" style:font-name-complex="Arial2" style:font-size-complex="12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2ca3" style:font-size-asian="12pt" style:font-name-complex="Arial2" style:font-size-complex="12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32ca3" officeooo:paragraph-rsid="00232ca3" style:font-size-asian="12pt" style:font-name-complex="Arial2" style:font-size-complex="12pt"/>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32ca3"/>
    </style:style>
    <style:style style:name="P58" style:family="paragraph" style:parent-style-name="Heading_20_1" style:list-style-name="WWNum4">
      <style:paragraph-properties fo:margin-left="1.251cm" fo:margin-right="0cm" fo:text-indent="-0.635cm" style:auto-text-indent="false"/>
    </style:style>
    <style:style style:name="P59" style:family="paragraph" style:parent-style-name="Heading_20_1" style:master-page-name="Converted4">
      <style:paragraph-properties style:page-number="auto"/>
      <style:text-properties style:font-name-complex="Arial2" style:font-size-complex="12pt"/>
    </style:style>
    <style:style style:name="P60"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style:font-size-asian="12pt" style:font-size-complex="12pt"/>
    </style:style>
    <style:style style:name="P61"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62"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style:font-size-asian="12pt" style:font-name-complex="Arial2" style:font-size-complex="12pt"/>
    </style:style>
    <style:style style:name="P63" style:family="paragraph">
      <style:paragraph-properties fo:text-align="start"/>
      <style:text-properties fo:font-size="18pt"/>
    </style:style>
    <style:style style:name="T1" style:family="text">
      <style:text-properties style:font-name="Arial" fo:font-size="12pt" style:font-size-asian="12pt" style:font-name-complex="Arial2" style:font-size-complex="12pt"/>
    </style:style>
    <style:style style:name="T2" style:family="text">
      <style:text-properties style:font-name="Arial" fo:font-size="12pt" officeooo:rsid="000bd477" style:font-size-asian="12pt" style:font-name-complex="Arial2" style:font-size-complex="12pt"/>
    </style:style>
    <style:style style:name="T3" style:family="text">
      <style:text-properties fo:color="#000000" style:font-name="Arial" fo:font-size="12pt" style:font-size-asian="12pt" style:font-name-complex="Arial2" style:font-size-complex="12pt"/>
    </style:style>
    <style:style style:name="T4" style:family="text">
      <style:text-properties fo:color="#000000" style:font-name="Arial" fo:font-size="12pt" officeooo:rsid="000c7efb" style:font-size-asian="12pt" style:font-name-complex="Arial2" style:font-size-complex="12pt"/>
    </style:style>
    <style:style style:name="T5" style:family="text">
      <style:text-properties fo:color="#000000" officeooo:rsid="000bd477" style:font-name-complex="Arial2"/>
    </style:style>
    <style:style style:name="T6" style:family="text">
      <style:text-properties fo:color="#000000" officeooo:rsid="000c7efb" style:font-name-complex="Arial2"/>
    </style:style>
    <style:style style:name="T7" style:family="text">
      <style:text-properties style:font-name-complex="Arial2"/>
    </style:style>
    <style:style style:name="T8" style:family="text">
      <style:text-properties officeooo:rsid="001203b2" style:font-name-complex="Arial2"/>
    </style:style>
    <style:style style:name="T9" style:family="text">
      <style:text-properties fo:font-weight="bold"/>
    </style:style>
    <style:style style:name="T10" style:family="text">
      <style:text-properties fo:font-weight="bold" officeooo:rsid="0014b7fa" style:font-weight-asian="bold" style:font-weight-complex="bold"/>
    </style:style>
    <style:style style:name="T11" style:family="text">
      <style:text-properties fo:color="#0d0d0d" style:font-name-complex="Arial2" style:font-size-complex="12pt"/>
    </style:style>
    <style:style style:name="T12" style:family="text">
      <style:text-properties officeooo:rsid="000e1c20"/>
    </style:style>
    <style:style style:name="T13" style:family="text">
      <style:text-properties officeooo:rsid="0011b0f2"/>
    </style:style>
    <style:style style:name="T14" style:family="text">
      <style:text-properties officeooo:rsid="001203b2"/>
    </style:style>
    <style:style style:name="T15" style:family="text">
      <style:text-properties officeooo:rsid="001331b5"/>
    </style:style>
    <style:style style:name="T16" style:family="text">
      <style:text-properties officeooo:rsid="0014b7fa"/>
    </style:style>
    <style:style style:name="T17" style:family="text">
      <style:text-properties style:font-name="Arial1" fo:font-size="12pt" style:font-size-asian="12pt" style:font-size-complex="12pt"/>
    </style:style>
    <style:style style:name="T18" style:family="text">
      <style:text-properties fo:font-style="italic"/>
    </style:style>
    <style:style style:name="T19" style:family="text">
      <style:text-properties officeooo:rsid="0018021b"/>
    </style:style>
    <style:style style:name="T20" style:family="text">
      <style:text-properties officeooo:rsid="001a8960"/>
    </style:style>
    <style:style style:name="T21" style:family="text">
      <style:text-properties officeooo:rsid="001b205f"/>
    </style:style>
    <style:style style:name="T22" style:family="text">
      <style:text-properties officeooo:rsid="00213f15"/>
    </style:style>
    <style:style style:name="T23" style:family="text">
      <style:text-properties officeooo:rsid="00230da8"/>
    </style:style>
    <style:style style:name="T24" style:family="text">
      <style:text-properties officeooo:rsid="00232ca3"/>
    </style:style>
    <style:style style:name="T25" style:family="text">
      <style:text-properties style:font-name="serif" fo:font-size="13.5pt"/>
    </style:style>
    <style:style style:name="T26" style:family="text">
      <style:text-properties officeooo:rsid="0022dfae" style:font-size-asian="12pt" style:font-name-complex="Arial2" style:font-size-complex="12pt"/>
    </style:style>
    <style:style style:name="T27" style:family="text">
      <style:text-properties officeooo:rsid="00232ca3" style:font-size-asian="12pt" style:font-name-complex="Arial2"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ffffff" draw:fill="solid" draw:fill-color="#ffffff" draw:textarea-vertical-align="top" draw:auto-grow-height="false" fo:min-height="0.605cm" fo:min-width="1.48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start text:name="_Toc336620698"/><text:bookmark-start text:name="_Toc336620427"/><text:bookmark-start text:name="_Toc336620307"/><text:bookmark-start text:name="_Toc336620045"/><text:bookmark-start text:name="_Toc335746880"/><text:bookmark-start text:name="_Toc355121368"/><text:bookmark-start text:name="_Toc355122277"/><text:bookmark-start text:name="_Toc355122375"/>UNIVERSIDADE DA REGIÃO DE JOINVILLE – UNIVILLE<text:bookmark-end text:name="_Toc336620698"/><text:bookmark-end text:name="_Toc336620427"/><text:bookmark-end text:name="_Toc336620307"/><text:bookmark-end text:name="_Toc336620045"/><text:bookmark-end text:name="_Toc335746880"/><text:bookmark-end text:name="_Toc355121368"/><text:bookmark-end text:name="_Toc355122277"/><text:bookmark-end text:name="_Toc355122375"/></text:p>
      <text:p text:style-name="P3"><text:span text:style-name="T1">BACHARELADO EM </text:span><text:span text:style-name="T2">ENGENHARIA DE SOFTWARE</text:span></text:p>
      <text:p text:style-name="P4"/>
      <text:p text:style-name="P4"/>
      <text:p text:style-name="P4"/>
      <text:p text:style-name="P4"/>
      <text:p text:style-name="P4"/>
      <text:p text:style-name="P7"/>
      <text:p text:style-name="P8"><text:span text:style-name="T3">ANÁLISE DE MÉTODOS</text:span><text:span text:style-name="T4"> E FERRAMENTAS</text:span><text:span text:style-name="T3"> </text:span><text:span text:style-name="T4">DE</text:span><text:span text:style-name="T3"> DESENVOLVIMENTO DE DOCUMENTAÇÃO EM METODOLOGIAS ÁGEIS </text:span></text:p>
      <text:p text:style-name="P4"/>
      <text:p text:style-name="P4"/>
      <text:p text:style-name="P4"><text:bookmark-start text:name="_Toc336620703"/><text:bookmark-start text:name="_Toc336620432"/><text:bookmark-start text:name="_Toc336620312"/><text:bookmark-start text:name="_Toc336620050"/><text:bookmark-start text:name="_Toc335746885"/></text:p>
      <text:p text:style-name="P4"/>
      <text:p text:style-name="P5"><text:bookmark-end text:name="_Toc336620703"/><text:bookmark-end text:name="_Toc336620432"/><text:bookmark-end text:name="_Toc336620312"/><text:bookmark-end text:name="_Toc336620050"/><text:bookmark-end text:name="_Toc335746885"/>JONATHAN JUARES BEBER</text:p>
      <text:p text:style-name="P5">Anderson</text:p>
      <text:p text:style-name="P4">Projeto Integrador</text:p>
      <text:p text:style-name="P4"/>
      <text:p text:style-name="P4"/>
      <text:p text:style-name="P4"/>
      <text:p text:style-name="P4"/>
      <text:p text:style-name="P4"/>
      <text:p text:style-name="P4"/>
      <text:p text:style-name="P4"><text:bookmark-start text:name="_Toc336620705"/><text:bookmark-start text:name="_Toc336620434"/><text:bookmark-start text:name="_Toc336620314"/><text:bookmark-start text:name="_Toc336620052"/><text:bookmark-start text:name="_Toc335746889"/><text:bookmark-start text:name="_Toc355121371"/><text:bookmark-start text:name="_Toc355122280"/><text:bookmark-start text:name="_Toc355122378"/>Joinville – SC<text:bookmark-end text:name="_Toc336620705"/><text:bookmark-end text:name="_Toc336620434"/><text:bookmark-end text:name="_Toc336620314"/><text:bookmark-end text:name="_Toc336620052"/><text:bookmark-end text:name="_Toc335746889"/><text:bookmark-end text:name="_Toc355121371"/><text:bookmark-end text:name="_Toc355122280"/><text:bookmark-end text:name="_Toc355122378"/></text:p>
      <text:p text:style-name="P6"><draw:custom-shape text:anchor-type="paragraph" draw:z-index="0" draw:name="Retângulo 1" draw:style-name="gr1" draw:text-style-name="P63" svg:width="1.987cm" svg:height="0.854cm" svg:x="13.848cm" svg:y="1.603cm"><text:p/><draw:enhanced-geometry draw:mirror-horizontal="false" draw:mirror-vertical="false" svg:viewBox="0 0 1988 85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015</text:p>
      <text:p text:style-name="P6"/>
      <text:list xml:id="list2443906486748443293" text:style-name="WWNum4">
        <text:list-item>
          <text:h text:style-name="P58" text:outline-level="1"><text:bookmark-start text:name="_Toc411849720"/><text:bookmark-start text:name="_Toc325733151"/><text:bookmark-start text:name="_Toc338744490"/><text:bookmark-start text:name="_Toc338744690"/><text:bookmark-start text:name="_Toc338744724"/><text:bookmark-start text:name="_Toc338834217"/><text:bookmark-start text:name="_Toc338834458"/><text:bookmark-start text:name="_Toc342329928"/><text:soft-page-break/><text:span text:style-name="T11">DEFINIÇÃO DO </text:span><text:bookmark-end text:name="_Toc325733151"/><text:bookmark-end text:name="_Toc338744490"/><text:bookmark-end text:name="_Toc338744690"/><text:bookmark-end text:name="_Toc338744724"/><text:bookmark-end text:name="_Toc338834217"/><text:bookmark-end text:name="_Toc338834458"/><text:bookmark-end text:name="_Toc342329928"/><text:span text:style-name="T11">PROJETO</text:span><text:bookmark-end text:name="_Toc411849720"/></text:h>
        </text:list-item>
      </text:list>
      <text:p text:style-name="P10"/>
      <text:list xml:id="list88211333274156683" text:style-name="WWNum2">
        <text:list-item>
          <text:list>
            <text:list-item>
              <text:h text:style-name="P61" text:outline-level="2"><text:bookmark-start text:name="_Toc342329929"/><text:bookmark-start text:name="_Toc411849721"/>Título<text:bookmark-end text:name="_Toc411849721"/></text:h>
            </text:list-item>
          </text:list>
        </text:list-item>
      </text:list>
      <text:p text:style-name="P27"/>
      <text:list xml:id="list203807051334492" text:continue-numbering="true" text:style-name="WWNum2">
        <text:list-item>
          <text:list>
            <text:list-item>
              <text:list>
                <text:list-item>
                  <text:list>
                    <text:list-item>
                      <text:list>
                        <text:list-item>
                          <text:list>
                            <text:list-item>
                              <text:list>
                                <text:list-item>
                                  <text:list>
                                    <text:list-item>
                                      <text:list>
                                        <text:list-header>
                                          <text:p text:style-name="P43"><text:span text:style-name="T5"><text:s text:c="10"/>Análise de métodos</text:span><text:span text:style-name="T6"> e ferramentas</text:span><text:span text:style-name="T5"> </text:span><text:span text:style-name="T6">de</text:span><text:span text:style-name="T5"> desenvolvimento de documentação em metodologias ágeis.</text:span></text:p>
                                          <text:p text:style-name="P44"/>
                                        </text:list-header>
                                      </text:list>
                                    </text:list-item>
                                  </text:list>
                                </text:list-item>
                              </text:list>
                            </text:list-item>
                          </text:list>
                        </text:list-item>
                      </text:list>
                    </text:list-item>
                  </text:list>
                </text:list-item>
              </text:list>
            </text:list-item>
            <text:list-item>
              <text:h text:style-name="P60" text:outline-level="2"><text:bookmark-start text:name="_Toc411849722"/>Tema<text:bookmark-end text:name="_Toc411849722"/></text:h>
            </text:list-item>
          </text:list>
        </text:list-item>
      </text:list>
      <text:p text:style-name="P10"/>
      <text:p text:style-name="P9"><text:tab/>Um produto de software é caracterizado por diversas partes e entre elas está enquadrada a documentação. <text:span text:style-name="T13">A documentação mais do que parte do produto de software, é parte essencial dos requisitos de qualidade do mesmo. Nesse momento não está sendo citado a documentação para clientes, e sim a documentação da aplicação para equipe técnica e gerencial responsável pelo software.</text:span></text:p>
      <text:p text:style-name="P9"><text:tab/>Atualmente a utilização de métodos ágeis está mais comu<text:span text:style-name="T13">m</text:span>, prevalecendo o desenvolvimento de forma rápida e eficaz, resuzindo tempos de entrega e prazos. <text:span text:style-name="T13">Essa nova metodologia também engloba a definição de que é necessário mais atenção ao software funcional como um todo do que documentação compreensiva. </text:span><text:s/></text:p>
      <text:p text:style-name="P9"><text:tab/>Dessa forma o tema proposto visa analisar os métodos e ferramentas que possam ser utilizados em conjunto com um gerencimento ágil de projeto de software, <text:span text:style-name="T14">trazendo a capacidade de equipes de manutenção, implantação e personalização do software serem capazes de compreender o processo de desenvolvimento e detalhes da funcionalidade do produto sem a necessidade de analisar todo o código, o que muitas vezes não se torna possível e traz sérios riscos para segurança da aplicação ou agride regras de modularização do código. </text:span></text:p>
      <text:p text:style-name="P9"/>
      <text:list xml:id="list203808430491652" text:continue-numbering="true" text:style-name="WWNum2">
        <text:list-item>
          <text:list>
            <text:list-item>
              <text:h text:style-name="P60" text:outline-level="2"><text:bookmark-start text:name="_Toc411849723"/><text:soft-page-break/>P<text:bookmark-end text:name="_Toc342329929"/>roblema<text:bookmark-end text:name="_Toc411849723"/></text:h>
            </text:list-item>
          </text:list>
        </text:list-item>
      </text:list>
      <text:p text:style-name="P15"/>
      <text:p text:style-name="P16"><text:tab/><text:span text:style-name="T12">A documentação de software vem sendo tranformada pela utilização de metodologia ágeis de gerenciamento de projetos de software, como o Scrum. Essas metodologias trazem em si a ideia de não serem como as metodologias tradicionais, também chamadas de “metodologias baseadas em documentação.” </text:span></text:p>
      <text:p text:style-name="P16"/>
      <text:p text:style-name="P17"><text:tab/>As metodologias mais tradicionais acabavam <text:s/>por engessar o desenvolvimento, tornando-o demorado e cheio de processos lentos, muitas vezes, gerando documentação desnecessária. Cabe relembrar que o uso dessas metodologias é extramente necessário em casos de sistemas críticos. A quebra de paradigma, saindo de meotodologias tradicionais para novas metodologias traz alguns pontos que merecem destaque:</text:p>
      <text:p text:style-name="P16"/>
      <text:list xml:id="list957997792233382156" text:style-name="L1">
        <text:list-item>
          <text:p text:style-name="P45"><text:tab/>Como gerar documentação, de forma ágil, sem engessar o desenvolvimento, <text:span text:style-name="T13">porém, provendo todas as informações necessárias para equipes de implantação, manutenção conseguirem realizar suas tarefas, incluindo pequenas personalizações? </text:span></text:p>
          <text:p text:style-name="P45"/>
        </text:list-item>
        <text:list-item>
          <text:p text:style-name="P45"><text:tab/><text:span text:style-name="T13">Quais os métodos e ferramentas disponíveis que podem ser utilizados junto a metodologias ágeis, capazes de gerar documentação também de forma ágil?</text:span></text:p>
          <text:p text:style-name="P45"/>
        </text:list-item>
        <text:list-item>
          <text:p text:style-name="P45"><text:tab/><text:span text:style-name="T13">Qual a melhor forma de avaliar ferramentas e métodos já especificados?</text:span></text:p>
          <text:p text:style-name="P42"/>
        </text:list-item>
      </text:list>
      <text:list xml:id="list203808720890373" text:continue-list="list203808430491652" text:style-name="WWNum2">
        <text:list-item>
          <text:list>
            <text:list-item>
              <text:h text:style-name="P62" text:outline-level="2"><text:bookmark-start text:name="_Toc411849726"/><text:bookmark text:name="_Toc411849724"/>Justificativa<text:bookmark-end text:name="_Toc411849726"/></text:h>
            </text:list-item>
          </text:list>
        </text:list-item>
      </text:list>
      <text:p text:style-name="P31"/>
      <text:p text:style-name="P28"><text:span text:style-name="T7"><text:tab/>A utlização de métodos ágeis traz como padrão a norma de que o próprio código é a documentação. Essa prática au</text:span><text:span text:style-name="T8">x</text:span><text:span text:style-name="T7">ilia no desenvovlimento de forma rápida e em teoria força o desenvolvedor para utilização de boas práticas em seu código.</text:span></text:p>
      <text:p text:style-name="P28"><text:soft-page-break/><text:span text:style-name="T7"><text:tab/>Porém <text:s/>a documentação ainda se faz, muitas vezes, necesária. Sem ela equipes de suporte necessitariam analisar todo o código para realizar implantações de funcionalidades ou pequenas personalições. </text:span><text:span text:style-name="T8">O manifesto ágil deixa claro que o software funcionalé mais importante do que a documentação clara, porém, a probletimzação já apresentada demonstra a necessidade da documentação e a necessidade de um processo capaz de gerar documentação também de forma ágil. </text:span></text:p>
      <text:p text:style-name="P29"><text:span text:style-name="T7">As práticas e ferramentas para geraç</text:span><text:span text:style-name="T8">ão</text:span><text:span text:style-name="T7"> de documentação auxiliam a cumprir essa tarefa de forma prática, não comprometendo a agilidade do desenvolvimento e facilitando a manutenção, implantação e customização. </text:span><text:span text:style-name="T8">Porém é necessário um estudo voltado para as mesmas, definindo formas de comparação e qualidade, sem ferir o manifesto ágil.</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50"><text:soft-page-break/>1.X <text:span text:style-name="T22">Processos de software</text:span></text:p>
      <text:p text:style-name="P53"><text:tab/>Em meio de projetos, seja esses grandes ou pequenos, são listada atividades, ações e tarefas que são necessárias para cumprimento de uma meta que chama-se produto de trabalho, uma tradução de work product. A diferenciação entre os três termos citados é claramente apresentada por Pressmann (2011) afirmando que uma atividade busca “atingir um objetivo amplo” enquanto uma ação busca atingir um objetivo menos amplo enquanto constrói um artefato de software fundamental. O autor ainda afirma que a tarefa <text:s text:c="2"/>tem um objetivo simples e bem definido, capaz de gerar um resultado tangível, que possa ser medido.</text:p>
      <text:p text:style-name="P54"><text:tab/><text:span text:style-name="T23">Todas as ações, tarefas e atividades precisam ser definidas, assim como os recursos que o processo de desenvolvimento de software contemplará. Esse conjunto é dito como o processo de software em si. Reis (2003) define processo de software como “um conjunto de atividades realizadas para construir software, levando em consideração os produtos sendo construídos, as pessoas envolvidas, e as ferramentas com as quais trabalham”. </text:span></text:p>
      <text:p text:style-name="P55"><text:span text:style-name="T23"><text:tab/>Dessa forma o processo de software guiará o desenvolvimento, porém, não poderá descrever o desenvolvimento como um todo e sim o contrário, como afirma Pressman (2011) onde diz que o processo precisa ser adaptável, dando liberdade as pessoas envolvidas de escolher um pacote de atividades, tarefas e ações que forem necessárias. Assim, Pressman (2011) mostra que o processo de software não visa engessar o desenvolvimento ou prescrever todas as etapas, mas sim, auxiliar na entrega “dentro do prazo e com qualidade suficiente para satisfazer àqueles que patrocinaram sua criação e àqueles que irão utilizá-lo”.</text:span></text:p>
      <text:p text:style-name="P55"><text:tab/><text:span text:style-name="T24">As metodologias de processos de software visam englobar as atividades essenciais para engenharia de software e dessa forma apresentar um alicerce para o crescimento do processo de desenvolvimento.</text:span> <text:span text:style-name="T24">Além dessa atividades essenciais, Pressman (2011) cita que as metodologias também abordam atividades de apoio que são necessárias em todo o processo de software. </text:span></text:p>
      <text:p text:style-name="P57"><text:soft-page-break/><text:span text:style-name="T26"><text:tab/></text:span><text:span text:style-name="T27">As atividades essenciais anteriormente citadas são definidas por Reis (2003) como “fundamentais para contrução de software”</text:span></text:p>
      <text:p text:style-name="P51">Metodologias ágeis</text:p>
      <text:p text:style-name="P56">SCRUM</text:p>
      <text:p text:style-name="P51"><text:span text:style-name="T19">Documentação de software</text:span></text:p>
      <text:p text:style-name="P35"><text:tab/>A documentação de software é essencial para que o mesmo seja dito como um produto de software completo. Suas várias formas abrem espaço para uma grande área de pesquisa para dicussão sobre qual a forma correta de realizá-la. Falbo (2004) define a documentação como “um aspecto essencial para a qualidade de um sistema de software...”. </text:p>
      <text:p text:style-name="P35"><text:tab/>Anquetil (2004) define que a documentação de software é “um artefato cuja finalidade seja comunicar a informação sobre o sistema de software ao qual ela pertence.” É importante dar destaque ao termo, utilizado por Anquetil (2004), aterfato, que faz com que a documentação seja vista como uma ferramenta facilitadora, seja esta para manutenção, implementações futuras, implantações ou quaisquer tarefas necessárias. Falbo (2004) destaca essa funções ao relatar que documentações completas “permitem que modificações sejam mais facilmente realizadas, simplificando a tarefa de manutenção.” </text:p>
      <text:p text:style-name="P35"><text:tab/>Sanches apud Nunes (2005) eleva a documentação a um nível tão importante quanto o processo de desenvolvimento quando afirma que “a criação da documentação é tão importante quanto a criação do software em si”. Isso faz com que o pensamento organizacional seja repensado, dando tanta importância para as tarefas que envolvem o termo de pesquisa. Esse pensamento fica mais claro com a afirmação de Falbo (2004): “a documentação é negligenciada em decorrência de fatores como falta de uma política organizacional que valorize essa tarefa...”. Essa ideia ainda é reforçada por Nunes (2005) que deixa claro que a documentação, ou falta dela afeta organizações de tecnologia da informação pois “a tem deixado de lado, seja por falta de uma política organizacional, por prazos curtos ou inexistência de uma ferramenta específica para essa atividade.” <text:s text:c="2"/></text:p>
      <text:p text:style-name="P36"><text:soft-page-break/><text:tab/>A documentação tem uma característica importantíssima que é o acompanhamento da mesma por todo o clico de vida do software como novamente afirma Falbo (2004) e confirma Murta (1999): “A documentação dentro do desenvolvimento de software não faz parte de uma fase definida, mas ocorre durante toda a sua existência, em paralelo com todas as fases do ciclo de vida. </text:p>
      <text:p text:style-name="P37">1.x.1 Ferramentas para documentação de software</text:p>
      <text:p text:style-name="P37"/>
      <text:p text:style-name="P36"><text:tab/>Processos de desenvolvimento podem tomar grandes dimensões, dessa forma <text:s/>são criadas técnicas e ferramentas, muitas vezes embutidas nas linguagens de modelagem e/ou de programação. Conforme apresentado por Nunes (2005) “devido à complexidade dos sistemas atuais e à contínua necessidade de armazenamento e utilização do conhecimento nas organizações, uma boa documentação tem se mostrado essencial”.</text:p>
      <text:p text:style-name="P36"><text:tab/>Como forma de facilitar esse processo utiliza-se de técnicas e ferramentas de documentação, porém, esse processo acaba por ser negligenciado como já apresentado por Falbo (2004). Ferramentas também facilitam a atualização da documentação uma vez que as geram de forma automática. Segundo Anquetil (2004) a documentação pode apresentar vários problemas como “documentação desatualizada e de baixa qualidade, processos de documentação dispendiosos e caros, documentação em abundância e sem propósito, dificuldade de acesso, entre outros”. Dessa forma vários estudos são feitos sobre documentação, afim de unir os melhores métodos e ferramentaas possíveis para realizar a mesma.</text:p>
      <text:p text:style-name="P36"><text:tab/>Alguns estudiosos apontam o uso de hipertexto como uma boa técnica de documentação, fazendo com que o nível de profundidade da documentação seja avançado conforme a necessidade de quem a lê, como afirma, também, Murta (1999) ao compara o hipertexto com a forma linear: “o texto linear força ao leitor um nível de abstração pré-determinado, não dando a ele a opção de, em um determinado momento, saber mais sobre um determinado tema”. O <text:soft-page-break/>mesmo autor ainda cita que a troca de hipertexto por textos lineares causa a disjunção da documentação, causando textos monolíticos.</text:p>
      <text:p text:style-name="P38"><text:tab/><text:span text:style-name="T20">Outros estudiosos da engenharia de software, como <text:s/>como <text:s/>Tilley e Müller (1991) <text:s/>apontam para o uso de documentação, comentários de código e trechos de código como uma forma mais eficaz para documentação, ainda utilizando-se do hipertexto.</text:span></text:p>
      <text:p text:style-name="P38"><text:tab/><text:span text:style-name="T21">Nesse momento é importante desatacar que Murta (1999) expressa a importancia de hipertextos quando afirma que “O pensamento humano não trabalha de forma seqüencial”, novamente fazendo uma comparação ao texto lineares, declarando sua ineficiência: “todo mecanismo relacionado à manipulação de informações deve ser o mais próximo possível do modo que trabalha o pensamento.”</text:span></text:p>
      <text:p text:style-name="P39"><text:tab/>Anquetil (2004) também ressalta a existência de uma norma de uma orgão regulador para a documentação de software: <text:span text:style-name="T20">“A norma ANSI/ANS 10.3-1995 recomendou a divisão da documentação em quatro categorias: resumo, informação da aplicação, definição das funcionalidades e informação do programa”.</text:span></text:p>
      <text:p text:style-name="P37"><text:tab/><text:span text:style-name="T19">As ferramentas para documentação de software auxiliam ao programador realizar essa tarefa de grande importância. Segundo Falbo (2004) a ”falta de ferramentas para apoiar a documentação faz com que desenvolvedores optem por deixar a documentação em segundo plano”. </text:span></text:p>
      <text:p text:style-name="P52"/>
      <text:p text:style-name="P34"/>
      <text:p text:style-name="P33">. <text:s/></text:p>
      <text:p text:style-name="P32"/>
      <text:h text:style-name="P59" text:outline-level="1"><text:bookmark-start text:name="_Toc411849739"/>REFERÊNCIAS<text:bookmark-end text:name="_Toc411849739"/></text:h>
      <text:p text:style-name="P13"/>
      <text:p text:style-name="P13"><text:span text:style-name="T16">MACHADO, Marcos; MEDINA, Sérgio Gustavo. </text:span><text:span text:style-name="T10">SCRUM – Método Ágil</text:span><text:span text:style-name="T16">: uma mudança cultural na Gestão de Projetos de Desenvolvimento de Software. Intraciência, [s.l.], p.58-71, jul. 2009. Disponível em: &lt;http://www.faculdadedoguaruja.edu.br/revista/downloads/edicao12009/Artigo_5_Prof_Marcos.pdf&gt;. Acesso em: 9 mar. 2015.</text:span></text:p>
      <text:p text:style-name="P14"/>
      <text:p text:style-name="P11">ZANATTA, Alexandre Lazaretti; VILAIN, Patrícia. Uma análise do método ágil Scrum conforme abordagem nas áreas de processo Gerenciamento e Desenvolvimento de Requisitos do CMMI. In: <text:span text:style-name="T9">WER</text:span>. 2005. p. 209-220.</text:p>
      <text:p text:style-name="P12">RÊGO, Claudete M. et al. <text:span text:style-name="T9">Qualidade de software: visões de produto e processo de software</text:span>. CITS, 1997. <text:span text:style-name="T15">Disponível em: &lt;</text:span>https://xa.yimg.com/kq/groups/21646421/371309618/name/Modelos+de+Qualidade+de+Software.pdf<text:span text:style-name="T15">&gt;. Acesso em: 10 mar. 2015.</text:span></text:p>
      <text:p text:style-name="P22"><text:span text:style-name="T17">OLIVEIRA, Ebenezer Silva de. </text:span><text:span text:style-name="Strong_20_Emphasis"><text:span text:style-name="T17">Uso de Metodologias Ágeis no Desenvolvimento de Software. </text:span></text:span><text:span text:style-name="T17">2003. 38 f. Monografia (Especialização) - Curso de EspecializaÇÃo em InformÁtica: Ênfase: Engenharia de Software, Departamento de CiÊncia da ComputaÇÃo, Universidade Federal de Minas Gerais, Belo Horizonte, 2003. Disponível em: &lt;http://www.cpdee.ufmg.br/~renato/TesesEDissertacoesOrientadas/Monografia-EbenezerSilvaOliveira.pdf&gt;. Acesso em: 10 mar. 2015.</text:span></text:p>
      <text:p text:style-name="P22"/>
      <text:p text:style-name="P22"><text:span text:style-name="T17">SOARES, Michel dos Santos. Metodologias Ágeis Extreme Programming e Scrum para o Desenvolvimento de Software. </text:span><text:span text:style-name="Strong_20_Emphasis"><text:span text:style-name="T17">Resi: Revista Eletrônica de Sistemas de Informação, </text:span></text:span><text:span text:style-name="T17">Conselheiro Lafaiete, v. 3, n. 1, nov. 2004. Quadrimestral. Disponível em: &lt;http://189.16.45.2/ojs/index.php/reinfo/article/download/146/38&gt;. Acesso em: 3 mar. 2015.</text:span></text:p>
      <text:p text:style-name="P18"/>
      <text:p text:style-name="P23"><text:span text:style-name="T17">BISSI, Wilson. </text:span><text:span text:style-name="Strong_20_Emphasis"><text:span text:style-name="T17">SCRUM: </text:span></text:span><text:span text:style-name="T17">Metodologia de desenvolvimento ágil. 2007. 4 f. TCC (Graduação) - Curso de Tecnologia em Análise e Desenvolv Imento de<text:tab/> Sistemas, Centro Universitário de Maringá, Maringá, 2007. Disponível em: &lt;http://revista.grupointegrado.br/revista/index.php/campodigital/article/viewFile/312/146&gt;. Acesso em: 11 mar. 2015.</text:span></text:p>
      <text:p text:style-name="P19"/>
      <text:p text:style-name="P19"/>
      <table:table table:name="Table1" table:style-name="Table1">
        <table:table-column table:style-name="Table1.A"/>
        <table:table-column table:style-name="Table1.B"/>
        <table:table-row>
          <table:table-cell table:style-name="Table1.A1" office:value-type="string">
            <text:p text:style-name="Table_20_Contents"> </text:p>
          </table:table-cell>
          <table:table-cell table:style-name="Table1.A1" office:value-type="string">
            <text:p text:style-name="P40"> </text:p>
            <text:p text:style-name="Table_20_Contents">COSTAL, Graziele Cristina Silveira Zerbini; TURRIONI, João Batista  and  MARTINS, Roberto Antonio. <text:span text:style-name="T9">Adaptação de um wiki para a informatização da documentação do sistema de gestão da qualidade </text:span>. <text:span text:style-name="T18">Gest. Prod.</text:span> [online]. 2013, vol.20, n.4, pp. 963-978. <text:soft-page-break/>ISSN 0104-530X.</text:p>
          </table:table-cell>
        </table:table-row>
      </table:table>
      <text:p text:style-name="P20"><text:a xlink:type="simple" xlink:href="https://3c43bce6-a-62cb3a1a-s-sites.googlegroups.com/site/janivas/DocumentacaodeSoftware.pdf?attachauth=ANoY7cp426TtzarENTr7CZBkUUjd-rwV8ipQETMTjOu0m5ou37SpLE0sgi5qGDZDA2W3IUpMFOUKI3LUmfYrK1AtkPs8DsPDfWIGDIocgKfn8egp8UcfWMGreM7cTHYH2JdpGRztTmP3wajx6XeTh-BNA-BOcKg2QrxKP_0Qi5Vm7zApr1h-akwkHlb93m9OIsClhZlZhd-55RB3lnWzttCiHRraKvy5T1pprp_Hmsen0p_4rSQ804w%3D&amp;attredirects=0" text:style-name="Internet_20_link" text:visited-style-name="Visited_20_Internet_20_Link">https://3c43bce6-a-62cb3a1a-s-sites.googlegroups.com/site/janivas/DocumentacaodeSoftware.pdf?attachauth=ANoY7cp426TtzarENTr7CZBkUUjd-rwV8ipQETMTjOu0m5ou37SpLE0sgi5qGDZDA2W3IUpMFOUKI3LUmfYrK1AtkPs8DsPDfWIGDIocgKfn8egp8UcfWMGreM7cTHYH2JdpGRztTmP3wajx6XeTh-BNA-BOcKg2QrxKP_0Qi5Vm7zApr1h-akwkHlb93m9OIsClhZlZhd-55RB3lnWzttCiHRraKvy5T1pprp_Hmsen0p_4rSQ804w%3D&amp;attredirects=0</text:a></text:p>
      <text:p text:style-name="P20"/>
      <text:p text:style-name="P20">inf.ufes.br/~falbo/download/pub/2004-IDEAS-1.pdf</text:p>
      <text:p text:style-name="P20"/>
      <text:p text:style-name="P21"><text:a xlink:type="simple" xlink:href="https://b3a07698-a-62cb3a1a-s-sites.googlegroups.com/site/vanessabattestin/Dissertação_vf.pdf?attachauth=ANoY7cpuQn-hw-t7neqUwQ7bzhPyQvoEbh1rDDJtxBSZZ0UQkO6FeaXN78AjmFHSh54Twu7Jl7w4U6OLqLv9CtqESS2TOyjJHBaqHJ9B9Y4HEpa97WuYnStuZYGx_m5REwFR0IRsuz2QcpOPB0loU3VOAhCOP88yO8ALfZGOsfpBetfZ8Ku6vpRko9ILXEawW_Pd4fHx7EHYqN_Kh9VTCtqr85Y_G19b-bjoAXaeJAYEXSsuBPOETWc%3D&amp;attredirects=0" text:style-name="Internet_20_link" text:visited-style-name="Visited_20_Internet_20_Link">https://b3a07698-a-62cb3a1a-s-sites.googlegroups.com/site/vanessabattestin/Disserta%C3%A7%C3%A3o_vf.pdf?attachauth=ANoY7cpuQn-hw-t7neqUwQ7bzhPyQvoEbh1rDDJtxBSZZ0UQkO6FeaXN78AjmFHSh54Twu7Jl7w4U6OLqLv9CtqESS2TOyjJHBaqHJ9B9Y4HEpa97WuYnStuZYGx_m5REwFR0IRsuz2QcpOPB0loU3VOAhCOP88yO8ALfZGOsfpBetfZ8Ku6vpRko9ILXEawW_Pd4fHx7EHYqN_Kh9VTCtqr85Y_G19b-bjoAXaeJAYEXSsuBPOETWc%3D&amp;attredirects=0</text:a></text:p>
      <text:p text:style-name="P21"/>
      <text:p text:style-name="P21"><text:a xlink:type="simple" xlink:href="http://repositorio-aberto.up.pt/handle/10216/12106" text:style-name="Internet_20_link" text:visited-style-name="Visited_20_Internet_20_Link">http://repositorio-aberto.up.pt/handle/10216/12106</text:a></text:p>
      <text:p text:style-name="P21"/>
      <text:p text:style-name="P21"><text:a xlink:type="simple" xlink:href="http://www2.ic.uff.br/~leomurta/papers/murta1999.pdf" text:style-name="Internet_20_link" text:visited-style-name="Visited_20_Internet_20_Link">http://www2.ic.uff.br/~leomurta/papers/murta1999.pdf</text:a></text:p>
      <text:p text:style-name="P25"/>
      <text:p text:style-name="P25">SANCHES R. </text:p>
      <text:p text:style-name="P24">Documentação de Software.</text:p>
      <text:p text:style-name="P24">In: Qualidade de Software: Teoria e Prática, Eds. </text:p>
      <text:p text:style-name="P24">A.R.C. Rocha, J.C. Maldonado, K.</text:p>
      <text:p text:style-name="P24">Weber, Prentice Hall, 2001a. </text:p>
      <text:p text:style-name="P24"/>
      <text:p text:style-name="P26">TILLEY, Scott R.; MÜLLER, Hausi A.. INFO: A Simple Document Annotation Facility, Proceedings of</text:p>
      <text:p text:style-name="P26">the 9th annual international conference on Systems documentation (SIGDOC’91), ACM Press, 1991,</text:p>
      <text:p text:style-name="P26">p.30-36.</text:p>
      <text:p text:style-name="P46"/>
      <text:p text:style-name="P47">http://www.async.com.br/~kiko/diary/dissert_usp.pdf</text:p>
      <text:p text:style-name="P46"/>
      <text:p text:style-name="P49"><text:a xlink:type="simple" xlink:href="http://books.google.com.br/books?hl=pt-BR&amp;lr=&amp;id=y0rH9wuXe68C&amp;oi=fnd&amp;pg=PR5&amp;dq=desenvlvimento+de+software&amp;ots=AyKooMF9LT&amp;sig=fPoJutbYuRbMnvzba5FeuSptZ8o#v=onepage&amp;q&amp;f=false" text:style-name="Internet_20_link" text:visited-style-name="Visited_20_Internet_20_Link">http://books.google.com.br/books?hl=pt-BR&amp;lr=&amp;id=y0rH9wuXe68C&amp;oi=fnd&amp;pg=PR5&amp;dq=desenvlvimento+de+software&amp;ots=AyKooMF9LT&amp;sig=fPoJutbYuRbMnvzba5FeuSptZ8o#v=onepage&amp;q&amp;f=false</text:a> LIVRO PARA FAZER REFERENCIA – ENGENHARIA DE SOFTWARE DO PRESS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SENAI-Estilo_20_Folha_20_de_20_Rosto" style:display-name="SENAI-Estilo Folha de Rosto" style:family="paragraph" style:default-outline-level="">
      <style:paragraph-properties fo:margin-top="0cm" fo:margin-bottom="0cm" loext:contextual-spacing="false" fo:line-height="150%" fo:text-align="center" style:justify-single-word="false" fo:orphans="0" fo:widows="0" fo:hyphenation-ladder-count="no-limit" style:writing-mode="lr-tb"/>
      <style:text-properties fo:text-transform="uppercase" style:font-name="Arial" fo:font-family="Arial" style:font-family-generic="roman" style:font-pitch="variable" fo:font-size="12pt" fo:font-weight="bold" style:font-name-asian="Bitstream Vera Sans" style:font-family-asian="'Bitstream Vera Sans'"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auto-update="true" style:default-outline-level="" style:class="index">
      <style:text-properties style:font-name="Arial" fo:font-family="Arial" style:font-family-generic="roman" style:font-pitch="variable" fo:font-size="12pt" fo:font-weight="bold" style:font-size-asian="12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auto-update="true" style:default-outline-level="" style:class="index">
      <style:paragraph-properties fo:line-height="150%">
        <style:tab-stops>
          <style:tab-stop style:position="1.16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Calibri1" style:font-family-complex="Calibri" style:font-family-generic-complex="system" style:font-pitch-complex="variable" style:font-size-complex="10pt" style:font-style-complex="italic"/>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ontents_20_3" style:display-name="Contents 3" style:family="paragraph" style:auto-update="true" style:default-outline-level="" style:class="index">
      <style:paragraph-properties>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fo:color="#365f91" style:font-name="Cambria" fo:font-family="Cambria" style:font-family-generic="roman" style:font-pitch="variable" fo:font-size="14pt" style:font-size-asian="14pt" style:language-asian="pt" style:country-asian="B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6699" style:text-line-through-style="none" style:text-line-through-type="none" fo:language="zxx" fo:country="none" style:text-underline-style="none" fo:font-weight="bold" style:text-blinking="false" style:language-asian="zxx" style:country-asian="none" style:font-weight-asian="bold" style:language-complex="zxx" style:country-complex="none" style:font-weight-complex="bold"/>
    </style:style>
    <style:style style:name="Texto_20_sem_20_Formatação_20_Char" style:display-name="Texto sem Formatação Char" style:family="text" style:parent-style-name="Default_20_Paragraph_20_Font">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ps"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06cm" fo:margin-left="0.706cm"/>
        </style:list-level-properties>
      </text:list-level-style-number>
      <text:list-level-style-number text:level="2" style:num-format="1" text:display-levels="2">
        <style:list-level-properties text:list-level-position-and-space-mode="label-alignment">
          <style:list-level-label-alignment text:label-followed-by="listtab" fo:text-indent="-0.706cm" fo:margin-left="1.3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style:master-page style:name="Converted1" style:page-layout-name="Mpm1">
      <style:footer>
        <text:p text:style-name="MP2"><text:page-number text:select-page="current">0</text:page-number></text:p>
        <text:p text:style-name="Footer"/>
      </style:footer>
    </style:master-page>
    <style:master-page style:name="Converted2" style:page-layout-name="Mpm1">
      <style:footer>
        <text:p text:style-name="MP1"><text:page-number text:select-page="current">0</text:page-number></text:p>
        <text:p text:style-name="Footer"/>
      </style:footer>
    </style:master-page>
    <style:master-page style:name="Converted3" style:page-layout-name="Mpm1">
      <style:footer>
        <text:p text:style-name="MP1"><text:page-number text:select-page="current">0</text:page-number></text:p>
        <text:p text:style-name="Footer"/>
      </style:footer>
    </style:master-page>
    <style:master-page style:name="Converted4" style:page-layout-name="Mpm1">
      <style:footer>
        <text:p text:style-name="MP1"><text:page-number text:select-page="current">11</text:page-number></text:p>
        <text:p text:style-name="Footer"/>
      </style:footer>
    </style:master-page>
    <style:master-page style:name="Converted5" style:page-layout-name="Mpm1">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yan Carlo da Silva</meta:initial-creator>
    <dc:creator>Jonathan Beber</dc:creator>
    <meta:editing-cycles>11</meta:editing-cycles>
    <meta:creation-date>2015-02-16T13:31:00</meta:creation-date>
    <dc:date>2015-04-14T20:38:06.833944467</dc:date>
    <meta:editing-duration>PT5H48M55S</meta:editing-duration>
    <meta:generator>LibreOffice/4.3.5.2.0$Linux_X86_64 LibreOffice_project/430$Build-2</meta:generator>
    <meta:document-statistic meta:table-count="1" meta:image-count="0" meta:object-count="0" meta:page-count="11" meta:paragraph-count="81" meta:word-count="1958" meta:character-count="14649" meta:non-whitespace-character-count="1270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